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tzhalter <text:line-break/><text:line-break/>*<text:tab/>steht für beliebig viele Zeichen<text:line-break/>?<text:tab/>steht für 1 oder 0 Zeichen<text:line-break/>[]<text:tab/>dazwischen stehen definierte Zeichen<text:line-break/><text:line-break/>Regular Expressions:<text:line-break/><text:line-break/>geben uns die Möglichkeit komplexe Suchmuster zu verwenden<text:line-break/><text:line-break/>.<text:tab/>ein einziges (beliebiges Zeichen)<text:line-break/><text:tab/>a.d passt also auf: aad, asd, a0d, a!d... <text:line-break/><text:line-break/>[]<text:tab/>hier definieren wir die Zeichen<text:line-break/><text:tab/>a[asd]d passt also auf: aad, asd, a0d, a!d...<text:line-break/><text:tab/><text:tab/><text:tab/><text:tab/><text:tab/>aad, asd, add... <text:line-break/><text:tab/>passt NICHT auf aAd, aaaad<text:line-break/><text:line-break/>[^]<text:tab/>hier definieren wir die Zeichen die ausgeschlossen werden sollen<text:line-break/><text:tab/>a[^asd]d passt also auf: aqd, aud, a1d, aWd<text:line-break/><text:tab/>passt NICHT auf: aac, asd, add <text:line-break/><text:line-break/><text:line-break/>Wiederholungen bei Regular Expressions<text:line-break/><text:line-break/>?<text:tab/>1x oder gar nicht<text:line-break/><text:tab/>a[bd]?c Passt auf: ac, abc, adc<text:line-break/><text:line-break/>*<text:tab/> steht für beliebig viele Zeichen<text:line-break/><text:tab/> a[bd]*c Passt auf: ac, abc, adc, abbc, adbc, abddc<text:line-break/><text:line-break/>+<text:tab/>steht für mindesten ein Zeichen<text:line-break/><text:tab/>a[bd]+c Passt auf: abc, adc, abbc, abbbbc, addc<text:line-break/><text:line-break/>{n} <text:s/>steht für ein Zeichen n-mal<text:line-break/><text:tab/>a[bd]{2}c Passt auf: abbc, abdc, adbc, addc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6T08:10:02.46</meta:creation-date>
    <dc:date>2019-08-06T09:04:20.98</dc:date>
    <meta:editing-duration>PT54M1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" meta:word-count="145" meta:character-count="913"/>
  </office:meta>
</office:document-meta>
</file>